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6069" officeooo:paragraph-rsid="00186069"/>
    </style:style>
    <style:style style:name="P2" style:family="paragraph" style:parent-style-name="Standard">
      <style:text-properties officeooo:rsid="00186069" officeooo:paragraph-rsid="0028f393"/>
    </style:style>
    <style:style style:name="P3" style:family="paragraph" style:parent-style-name="Standard">
      <style:text-properties officeooo:rsid="001888b8" officeooo:paragraph-rsid="001888b8"/>
    </style:style>
    <style:style style:name="P4" style:family="paragraph" style:parent-style-name="Standard">
      <style:text-properties officeooo:rsid="001888b8" officeooo:paragraph-rsid="0031668f"/>
    </style:style>
    <style:style style:name="T1" style:family="text">
      <style:text-properties officeooo:rsid="001888b8"/>
    </style:style>
    <style:style style:name="T2" style:family="text">
      <style:text-properties officeooo:rsid="001a5cf1"/>
    </style:style>
    <style:style style:name="T3" style:family="text">
      <style:text-properties officeooo:rsid="001cba9d"/>
    </style:style>
    <style:style style:name="T4" style:family="text">
      <style:text-properties officeooo:rsid="001dfc4d"/>
    </style:style>
    <style:style style:name="T5" style:family="text">
      <style:text-properties officeooo:rsid="001f777c"/>
    </style:style>
    <style:style style:name="T6" style:family="text">
      <style:text-properties officeooo:rsid="0024f56c"/>
    </style:style>
    <style:style style:name="T7" style:family="text">
      <style:text-properties officeooo:rsid="0025784d"/>
    </style:style>
    <style:style style:name="T8" style:family="text">
      <style:text-properties officeooo:rsid="00270ebc"/>
    </style:style>
    <style:style style:name="T9" style:family="text">
      <style:text-properties officeooo:rsid="00287bc1"/>
    </style:style>
    <style:style style:name="T10" style:family="text">
      <style:text-properties officeooo:rsid="0028a9b3"/>
    </style:style>
    <style:style style:name="T11" style:family="text">
      <style:text-properties officeooo:rsid="0028f393"/>
    </style:style>
    <style:style style:name="T12" style:family="text">
      <style:text-properties officeooo:rsid="002df597"/>
    </style:style>
    <style:style style:name="T13" style:family="text">
      <style:text-properties officeooo:rsid="002e1ef5"/>
    </style:style>
    <style:style style:name="T14" style:family="text">
      <style:text-properties officeooo:rsid="002f24ff"/>
    </style:style>
    <style:style style:name="T15" style:family="text">
      <style:text-properties officeooo:rsid="00300cdc"/>
    </style:style>
    <style:style style:name="T16" style:family="text">
      <style:text-properties officeooo:rsid="0031668f"/>
    </style:style>
    <style:style style:name="T17" style:family="text">
      <style:text-properties officeooo:rsid="0031780d"/>
    </style:style>
    <style:style style:name="T18" style:family="text">
      <style:text-properties officeooo:rsid="003295a5"/>
    </style:style>
    <style:style style:name="T19" style:family="text">
      <style:text-properties officeooo:rsid="003446ce"/>
    </style:style>
    <style:style style:name="T20" style:family="text">
      <style:text-properties officeooo:rsid="00365e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II.</text:p>
      <text:p text:style-name="P1">AFTER AN ALL NIGHT FLIGHT.</text:p>
      <text:p text:style-name="P1"></text:p>
      <text:p text:style-name="P1">WHEN Miss Grayman and her maid awoke the Chameleon was running high in the cool</text:p>
      <text:p text:style-name="P1">blue morning air, and the rays of the just risen sun were streaming across the tops of seemingly boundless forests spread far below them. They were, Indeed, at so great an elevation that the hills and valleys, covered by the green mantle of the trees, resembled the swells and troughs of immense waves. Here and there a bare rocky mass rose out of the sea of vegetation, like an island. Miss Grayman had never been on an aero before. Her father always preferred the old fashioned railroads and steamships, and she seldom made even a short journey without him. As she glanced over the edge of the deck, which seemed frightfully close, and her eyes ranged down the clear atmospheric depths, beholding the earth so</text:p>
      <text:p text:style-name="P1"></text:p>
      <text:p text:style-name="P1">[IMAGE: "WE A<text:span text:style-name="T4">R</text:span>E JUST A MILE AND A HALF ABOVE SEA LEVEL]</text:p>
      <text:p text:style-name="P1"></text:p>
      <text:p text:style-name="P1">far beneath, she became giddy and clung convulsively to her companion. But Susan was no less affected than her mistress by the unaccustomed experience and could lend her neither support nor courage. They were about precipitately to retire into their room when the cheery voice of Commodore Brown was heard as he approached, smiling and bowing gallantly.</text:p>
      <text:p text:style-name="P1"></text:p>
      <text:p text:style-name="P1">"Good morning, Miss Grayman," he <text:span text:style-name="T2">said</text:span>. "<text:span text:style-name="T3">You</text:span> are out rather earlier than I expected, and I <text:s/>must apologize for not having had your coffee prepared sooner. It will be sent to your room at once. As soon as you have finished your breakfast if you will come out on deck again I can promise that you will no longer experience distress from our elevation. I fancy that you are not accustomed to these heights."</text:p>
      <text:p text:style-name="P1"></text:p>
      <text:p text:style-name="P1">"It is my first aerial trip,' she replied.</text:p>
      <text:p text:style-name="P1"></text:p>
      <text:p text:style-name="P1">"I am charmed to have had the opportunity of offering a new pleasure to Miss Grayman," he responded, "for a pleasure I know you will find it to be." Miss Grayman colored slightly and glanced at Payton with a smile which she would not have bestowed upon him <text:span text:style-name="T5">i</text:span>f she had guessed his real character or the seriousness of her own situation. She was on the point of referring again to the supposed plot of her friends when an unmistakable French woman with a white cap on her head appeared, bearing a steaming urn. At Payton's order she placed it on a table in Miss Grayman's room.</text:p>
      <text:p text:style-name="P1"></text:p>
      <text:p text:style-name="P1">"Go," said Payton, "and take your coffee while it Is hot. <text:s/>Afterward we will look over the landscape, which I dare say is the most extensive you have ever seen." Miss Grayman and Susan entered their apartment, and Payton turned away.</text:p>
      <text:p text:style-name="P1"></text:p>
      <text:p text:style-name="P1">"I'm sure I shall like it," said Miss Grayman as they sipped their coffee. "How easy the motion is! It's much pleasanter than a ship. I don't know why papa would never take an aero, but he'll have to do it hereafter, for I shall insist I know I shall not be the least bit afraid or dizzy when, we go out again. It was the surprise that up set me at first seeing things so awfully far down, you know."</text:p>
      <text:p text:style-name="P1"></text:p>
      <text:p text:style-name="P1">Payton was waiting for them when they emerged.</text:p>
      <text:p text:style-name="P1"/>
      <text:p text:style-name="P1">"Oh," he exclaimed, "isn't this glorious? Look at the view!"</text:p>
      <text:p text:style-name="P1"></text:p>
      <text:p text:style-name="P1">It was indeed a most splendid prospect that was spread beneath them. The sun had risen higher, and flocks of beautiful clouds were casting picturesque shadows that flitted across the rolling green surface <text:soft-page-break/>of the earth. "Why, the aero is all dressed in white!" cried Miss Grayman, catching sight of the white fluffy material that played in the wind created by their rapid motion.</text:p>
      <text:p text:style-name="P1"></text:p>
      <text:p text:style-name="P1">"Why shouldn't she wear gala dress when she carries such a passenger and goes on such an errand?" responded Payton, with a bow.</text:p>
      <text:p text:style-name="P1"></text:p>
      <text:p text:style-name="P1">Whatever of impertinence there might have been in his words was softened into a graceful and acceptable compliment by his voice and manner, and Miss Grayman blushed and smiled</text:p>
      <text:p text:style-name="P1">in return. "Really, Commodore Brown, you do me too much honor", she said. </text:p>
      <text:p text:style-name="P1"></text:p>
      <text:p text:style-name="P1">"Impossible," was the reply, "but I know what Is required in recognition of the honor your friends hare done me."</text:p>
      <text:p text:style-name="P1"></text:p>
      <text:p text:style-name="P1">''Where shall we meet our friends?' she asked quickly.</text:p>
      <text:p text:style-name="P1"></text:p>
      <text:p text:style-name="P1">"You certainly wouldn't wish me to betray a confidence," he replied, smiling. "I should like to answer, but for the present my lips are sealed." "Oh, then tell me, please, how high up are we? Susan says a hundred miles, but I say not more than ten."</text:p>
      <text:p text:style-name="P1"></text:p>
      <text:p text:style-name="P1">Payton laughed heartily.</text:p>
      <text:p text:style-name="P1"></text:p>
      <text:p text:style-name="P1">"Well," he said, "you are nearer the truth than Susan, although your estimate, too, is a trifle extravagant Let me see." and he consulted an indicator on the outer wall of the cabin. "We are just a mile and a half above sea level and about three-quarters of a mile above the highest peaks that you see down there."</text:p>
      <text:p text:style-name="P1"></text:p>
      <text:p text:style-name="P1">"Then I guessed truly that we were going over mountains?"</text:p>
      <text:p text:style-name="P1"></text:p>
      <text:p text:style-name="P1">"To be sure we are. But it is not quite an unbroken wilderness. You see that little town In the valley yonder, don't you?"</text:p>
      <text:p text:style-name="P1"></text:p>
      <text:p text:style-name="P1">"Is that a town?" asked Miss Gray man, with surprise. "I thought it was a heap of rocks."</text:p>
      <text:p text:style-name="P1"/>
      <text:p text:style-name="P1">"No, it is a town, though not a large o<text:span text:style-name="T6">n</text:span>e. But you can see smoke rising <text:span text:style-name="T6">from</text:span> some of the chimneys."</text:p>
      <text:p text:style-name="P1"></text:p>
      <text:p text:style-name="P1">"What is the name of the town?"</text:p>
      <text:p text:style-name="P1"></text:p>
      <text:p text:style-name="P1">"I mustn't tell you that just now, you know."</text:p>
      <text:p text:style-name="P1"></text:p>
      <text:p text:style-name="P1">"Oh, yes; I forgot that you are pledged to secrecy. But I suppose I am at liberty to guess, and I guess that these are the Catskills."</text:p>
      <text:p text:style-name="P1"/>
      <text:p text:style-name="P1">"Perhaps," said Payton, with another smile. "Really, Miss Grayman," he added in a serious tone, "if I had foreseen how unpleasant it would be to decline to answer your perfectly reasonable questions I should have hesitated to accept this mission."</text:p>
      <text:p text:style-name="P1"></text:p>
      <text:p text:style-name="P1">The girl actually rebuked herself for letting her curiosity Increase the embarrassment of a gentleman who she felt must keenly regret his rather equivocal position.</text:p>
      <text:p text:style-name="P1"></text:p>
      <text:p text:style-name="P1">"You know the Mitchells; in Washington, I suppose?' she asked.</text:p>
      <text:p text:style-name="P1"><text:soft-page-break/>Payton saw that if this question were followed by a cross examination he would be trapped; accordingly he shut off that line of <text:span text:style-name="T7">i</text:span>nquiry at once.</text:p>
      <text:p text:style-name="P1"/>
      <text:p text:style-name="P1">"Oh, Miss Grayman," he said, "of course I know almost everybody worth knowing in Washington, but really, you see, if we begin to discuss these things we shall inevitably trench upon forbidden ground -- <text:s/>forbidden, you understand, only for the moment. Afterward, in a little while, everything will be clear and we can talk freely. In the meantime let me beg of you not to lose the enjoyment of this glorious cruise in the pure morning air.</text:p>
      <text:p text:style-name="P1"/>
      <text:p text:style-name="P1">"It is wonderfully beautiful," replied Miss Grayman, "and to me the appearance of the earth seen from so great a height is indeed a revelation. It is entirely unlike the view from a mountain. And then, it glides away under us so fast It seems as if it were flying" and we are standing still! But, loo<text:span text:style-name="T8">k</text:span>," she exclaimed, clasping her hands,, "we are actually among the clouds!"</text:p>
      <text:p text:style-name="P1"></text:p>
      <text:p text:style-name="P1">A huge roller ot cirro-cumulus which seemed rushing to meet them had suddenly attracted her attention. It was so dazzling beautiful that for <text:span text:style-name="T9">a</text:span> moment she closed her eye. The sunbeams that transfused its margins encircled it with a border of gold and pink, while the denser central parts were of a delicate pearl gray clouded with soft opaline masses. Suddenly the Chameleon plunged into the cloud. <text:s text:c="2"/>In an instant the sunshine a<text:span text:style-name="T10">n</text:span>d the color were gone, the blue sky vanished, the earth beneath was concealed, and they seemed to have passed from the brilliant morning Into a thick; damp, dismal fog. Raindrops gathered on the rigging of the aero, and with surprising quickness the deck became dripping wet The cold, by contrast, seemed intense and <text:span text:style-name="T10">v</text:span>ery <text:span text:style-name="T10">penetrating</text:span>, and Miss Grayman shivered.</text:p>
      <text:p text:style-name="P1"></text:p>
      <text:p text:style-name="P1">"Go into your room at once, Miss Grayman" said Payton. "This is no place for you now; you will take cold. In a few minutes we shall emerge from the cloud and all will be as before." </text:p>
      <text:p text:style-name="P2"/>
      <text:p text:style-name="P2">She was about to obey, calling Susan to follow her, when a spasm seemed to seize her, succeeded by a paralysis which prohibited all movement. She became as helpless as if her hands had grasped the handles of a powerful electrical machine. At the same time a curious crackling noise broke out on</text:p>
      <text:p text:style-name="P1">all sides and little pointed flames flickered on every jutting object. Susan cried out in terror, but Miss Grayman <text:span text:style-name="T11">w</text:span>as unable to open her lips. These enigmatical electric phenom<text:span text:style-name="T1">ena which manifest themselves capriciously when one is among the clouds were comparatively unfamiliar in those days, and even yet little is really known about them. A singular blue light which spread a ghastly illumination around the aero added to the consternation, and Susan fainted from fright.</text:span></text:p>
      <text:p text:style-name="P3"/>
      <text:p text:style-name="P3">Payton sprang to aid Miss Grayman. As he touched her hand a blinding spark leaped forth, and he dropped to the deck, but was on his feet again in second. At the same moment Miss Grayman felt the force which had held her immovable relax its grasp, and she, too, fell in a dead faint beside Susan,</text:p>
      <text:p text:style-name="P3">When they came to themselves they found that they were in their little cabin. Payton stood beside them with <text:span text:style-name="T15">a</text:span> smelling bottle in his hand; the cook <text:span text:style-name="T19">w</text:span>as near with another; the door was wide open, and brilliant sunshine was pouring in.</text:p>
      <text:p text:style-name="P3"></text:p>
      <text:p text:style-name="P3">"Do not feel any alarm, Miss Grayman," he said. "It is all over. There was no real danger. The spirits of the air were a little inconsiderate in welcoming you to their domain, but they meant well. I have often been similarly shocked by them, but it is only intended for a friendly pat on the shoulder."</text:p>
      <text:p text:style-name="P3"/>
      <text:p text:style-name="P3">As Payton spoke he laughed so cheer<text:span text:style-name="T12">i</text:span>ngly that Miss Grayman could but smile <text:span text:style-name="T13">i</text:span>n response. "I am afraid that I shall not like your spirits of the air. Commodore Brown," she said. "They are rather too e<text:span text:style-name="T14">xuber</text:span>ant in their greetings. I do not care to meet them again."</text:p>
      <text:p text:style-name="P3"><text:soft-page-break/></text:p>
      <text:p text:style-name="P3">"And you shall not," replied Payton. "We have dropped down below the region of the clouds and are now entirely outside their fairy realm. They will trouble us no more with their attentions. You may be interested to learn that we are nearing our destination."</text:p>
      <text:p text:style-name="P3"/>
      <text:p text:style-name="P3">"Oh," said Miss Grayman. Instantly <text:span text:style-name="T14">ri</text:span>sing, full of vivacity, "then our friends are close at hand!"</text:p>
      <text:p text:style-name="P4"/>
      <text:p text:style-name="P4">"I hope so." said Payton, "but we may have got the start of them. We shall know in a short time."</text:p>
      <text:p text:style-name="P4"/>
      <text:p text:style-name="P3">Payton had a wireless telephone <text:span text:style-name="T16">apparatus</text:span> on the Chameleon, and he now retired to his cabin and sent out a call, to which after a brief interval he had a response. He then held a long conversation with some distant <text:span text:style-name="T14">interlocutor</text:span>. When the conversation was finished Payton hung up his receiver and leaned back in his chair with a laugh. But it was a very different laugh from that with which he was accustomed to put his "guests" into good humor and make them feel that he was the most agreeable of companions. It was a laugh that would have sent a chill to Miss <text:span text:style-name="T20">Grayman's</text:span> heart, so cold, so cruel, so expressive was it of satisfied cunning and anticipated triumph.</text:p>
      <text:p text:style-name="P3"/>
      <text:p text:style-name="P3">It was a couple of hours before Payton knocked at the door of the little cabin and called Miss Grayman out to witness the arrival of the aero at its destination. She was a little surprised to find how rapidly they had descended from their aerial flight. They were now within a hundred feet or so of the</text:p>
      <text:p text:style-name="P3">ground, and as she glanced around she could see nothing but trees on all sides tall, wild looking trees whose aspect proclaimed that they at least belonged to a real wilderness.</text:p>
      <text:p text:style-name="P3"/>
      <text:p text:style-name="P3">"I begin to doubt," said Miss Grayman, addressing Susan, for Payton had Immediately withdrawn to superintend the landing, "whether we are, after all, in the Catskills. I don't believe that the Catskill woods are so large."</text:p>
      <text:p text:style-name="P3"/>
      <text:p text:style-name="P3">"But there was a town, you kno<text:span text:style-name="T17">w”</text:span>, said Susan.</text:p>
      <text:p text:style-name="P3"/>
      <text:p text:style-name="P3">"Ah, yes, but we may have come hundreds of miles since we saw that. I can't understand why my friends should have put the rendezvous at such a distance, but I suppose they had some good reason. Anyhow, we shall soon see them now, and all will be explained. Just think of it! They must have come by aero also. Isn't It romantic?"</text:p>
      <text:p text:style-name="P3"/>
      <text:p text:style-name="P3">While they were talking the Chameleon quietly descended until her aeroplane almost swept the top branches of the tall pines and hemlocks. Her movements were directed by sharp, short orders from Payton. Suddenly she sank through an opening in the treetops and entered a forest glade, and, with the branches sweeping over head, she moved very cautiously, like a ship in a tortuous channel. Then a partial clearing appeared directly ahead, and a gleam of water came to their eyes. This soon resolved itself into a small lake, embosomed in the forest, with a large building on its shore. "Stop her!" commanded Payton. A shiver ran through the aero, she settled gracefully for a few seconds and came to rest just in front of the building. Immediately two men in woodsmen or hunter's dress ran to</text:p>
      <text:p text:style-name="P3">meet her, and in the door of the building appeared a stout, ruddy faced woman wearing a huge white cap and smiling a welcome.</text:p>
      <text:p text:style-name="P3"/>
      <text:p text:style-name="P3">"We have arrived safely, Miss Grayman," said Payton. approaching, hat <text:span text:style-name="T17">i</text:span>n hand. "Permit me to assist you down." She took <text:span text:style-name="T17">h</text:span>is offered hand and descended upon a bright, sandy path which led from the lake to the house.</text:p>
      <text:p text:style-name="P3"/>
      <text:p text:style-name="P3"><text:soft-page-break/>"I welcome you to my lodge in the wilderness," said Payton. "It has never had a guest who could do it so much honor."</text:p>
      <text:p text:style-name="P3"/>
      <text:p text:style-name="P3">"Then this is yours?" she exclaimed.</text:p>
      <text:p text:style-name="P3"/>
      <text:p text:style-name="P3">"Oh, yes; it belongs to me, but quite as much to my friends!"</text:p>
      <text:p text:style-name="P3"/>
      <text:p text:style-name="P3">"But where are my friends?"</text:p>
      <text:p text:style-name="P3"/>
      <text:p text:style-name="P3">"I had hoped to be counted as one of them," Payton replied, smiling. "But, unfortunately, the others have not yet come. I rather expected to distance them, for my aero has few rivals for fleetness, but they cannot be far away. Let me put you in charge of my housekeeper, Mrs. Williams, who will make</text:p>
      <text:p text:style-name="P3">you as comfortable as possible until their arrival. Ask her for anything that you may require and command her as if she were your own servant. "Mrs. Williams," he continued, "this is Miss Grayman of <text:span text:style-name="T18">N</text:span>ew York. Show her and her maid to the front suit<text:span text:style-name="T18">e</text:span> and see that she lacks nothing to make her c<text:span text:style-name="T18">o</text:span>mfortable." Mrs. Williams made a profound courtesy, and her smile broadened as she led the way into the lodge.</text:p>
      <text:p text:style-name="P3"/>
      <text:p text:style-name="P3">(To Be Continu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2:05:27.951648342</meta:creation-date>
    <dc:date>2016-03-13T12:39:04.571616266</dc:date>
    <meta:editing-duration>PT32M20S</meta:editing-duration>
    <meta:editing-cycles>33</meta:editing-cycles>
    <meta:generator>LibreOffice/4.2.8.2$Linux_X86_64 LibreOffice_project/420m0$Build-2</meta:generator>
    <meta:document-statistic meta:table-count="0" meta:image-count="0" meta:object-count="0" meta:page-count="5" meta:paragraph-count="90" meta:word-count="2466" meta:character-count="14000" meta:non-whitespace-character-count="11224"/>
  </office:meta>
</office:document-meta>
</file>